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fo:font-style="normal" style:font-style-asian="normal" style:font-style-complex="normal"/>
    </style:style>
    <style:style style:name="P3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6600"/>
    </style:style>
    <style:style style:name="T3" style:family="text">
      <style:text-properties fo:color="#ff6600" fo:font-style="italic" style:font-style-asian="italic" style:font-style-complex="italic"/>
    </style:style>
    <style:style style:name="T4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ormance :</text:p>
      <text:p text:style-name="Standard">1.<text:tab/> in my mobile the app is slow and crashed for several times, and i am reinstalling the app. <text:tab/>for using,</text:p>
      <text:p text:style-name="Standard"/>
      <text:p text:style-name="P1">Home Page :</text:p>
      <text:p text:style-name="Standard"/>
      <text:p text:style-name="Standard">1.<text:tab/>in Tab bar, the selection area is small and visible by rectangle box, (I dont want to make the <text:tab/>rectangle visible, just highlight the icon)</text:p>
      <text:p text:style-name="Standard">2.<text:tab/>I think the icons in tab bar should little bigger to atleast 1-3 pixel more.</text:p>
      <text:p text:style-name="Standard">3.<text:tab/>the logo in the homepage should be small by 50%.</text:p>
      <text:p text:style-name="Standard">4.<text:tab/>the top category icons should be small by 50%</text:p>
      <text:p text:style-name="Standard">5.<text:tab/>the top bar icons color should be same as the tab bar icon color (its fine for me)</text:p>
      <text:p text:style-name="Standard">6.<text:tab/>banner grid, have a alignment problem, i have a demo ref image <text:a xlink:type="simple" xlink:href="https://github.com/premod/myhubpipeline/blob/master/corrections%20for%20knowband%20app/app/01.jpg?raw=true"><text:span text:style-name="T3">image01</text:span></text:a></text:p>
      <text:p text:style-name="Standard">7.<text:tab/>the product horizontal sliding i need all the products under sub-sub category items also <text:tab/>visible, ref image <text:a xlink:type="simple" xlink:href="https://github.com/premod/myhubpipeline/blob/master/corrections%20for%20knowband%20app/app/02.jpg?raw=true"><text:span text:style-name="T3">image02</text:span></text:a></text:p>
      <text:p text:style-name="Standard"><text:span text:style-name="T5">8.</text:span><text:span text:style-name="T3"><text:tab/></text:span><text:span text:style-name="T6">home page prodcut display should be like this</text:span><text:span text:style-name="T3"> </text:span><text:a xlink:type="simple" xlink:href="https://github.com/premod/myhubpipeline/blob/master/corrections%20for%20knowband%20app/app/03.jpg?raw=true" text:style-name="Internet_20_link" text:visited-style-name="Visited_20_Internet_20_Link">image03</text:a></text:p>
      <text:p text:style-name="P2">9.<text:tab/>in side bar <text:a xlink:type="simple" xlink:href="https://github.com/premod/myhubpipeline/blob/master/corrections%20for%20knowband%20app/app/04.jpg?raw=true" text:style-name="Internet_20_link" text:visited-style-name="Visited_20_Internet_20_Link"><text:span text:style-name="T3">image04</text:span></text:a></text:p>
      <text:p text:style-name="Standard"><text:span text:style-name="T3"/></text:p>
      <text:p text:style-name="P3">Category Page :</text:p>
      <text:p text:style-name="P3"/>
      <text:p text:style-name="P4">1.<text:tab/>i prefer the category page like this <text:a xlink:type="simple" xlink:href="https://github.com/premod/myhubpipeline/blob/master/corrections%20for%20knowband%20app/app/05.jpg?raw=true" text:style-name="Internet_20_link" text:visited-style-name="Visited_20_Internet_20_Link"><text:span text:style-name="T3">image05</text:span></text:a></text:p>
      <text:p text:style-name="P4"><text:span text:style-name="T7">2<text:tab/>in category product page, i have some suggestions ref</text:span><text:span text:style-name="T8"> </text:span><text:a xlink:type="simple" xlink:href="https://github.com/premod/myhubpipeline/blob/master/corrections%20for%20knowband%20app/app/06.jpg?raw=true"><text:span text:style-name="T3">image06</text:span></text:a></text:p>
      <text:p text:style-name="P4"><text:span text:style-name="T3"/></text:p>
      <text:p text:style-name="P3">Product Page :</text:p>
      <text:p text:style-name="P3"><text:span text:style-name="T2"/></text:p>
      <text:p text:style-name="P4">1.<text:tab/>i have some corrections on product page,<text:span text:style-name="T1"> </text:span><text:a xlink:type="simple" xlink:href="https://github.com/premod/myhubpipeline/blob/master/corrections%20for%20knowband%20app/app/07.jpg?raw=true"><text:span text:style-name="T3">image07</text:span></text:a></text:p>
      <text:p text:style-name="P4"><text:span text:style-name="T3"/></text:p>
      <text:p text:style-name="P3"/>
      <text:p text:style-name="P3"/>
      <text:p text:style-name="P3">General Queries :</text:p>
      <text:p text:style-name="P4">1.<text:tab/> OTP feature in the registration is there, but i dont have the otp msg feature in the website, is it the otp through pushnotification or through sms msg .</text:p>
      <text:p text:style-name="P4">if it is sms where is the setting for sms feature. in the knowband extension</text:p>
      <text:p text:style-name="P4"/>
      <text:p text:style-name="P4">2.<text:tab/>app is little slower, you have to tune the performance.</text:p>
      <text:p text:style-name="P4"/>
      <text:p text:style-name="P4">3.<text:tab/>I have made a video screen capture to explain the above issues, some of the suggestions not been taken by video capture, thatswhy i added image formats also, the video url as follows</text:p>
      <text:p text:style-name="P3"><text:a xlink:type="simple" xlink:href="https://github.com/premod/myhubpipeline/blob/master/corrections%20for%20knowband%20app/app/record-11.46.11%5B06.06.2020%5D.mp4?raw=true"><text:span text:style-name="T4">lin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6T08:35:16.79</meta:creation-date>
    <dc:date>2020-06-06T12:48:10.63</dc:date>
    <meta:editing-duration>PT2H57M13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3" meta:word-count="285" meta:character-count="1492"/>
  </office:meta>
</office:document-meta>
</file>